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ms Rmn" svg:font-family="Tms Rmn" style:font-family-generic="roman" style:font-pitch="variable" svg:panose-1="2 2 6 3 4 5 5 2 3 4"/>
    <style:font-face style:name="Book Antiqua" svg:font-family="Book Antiqua" style:font-family-generic="roman" style:font-pitch="variable" svg:panose-1="2 4 6 2 5 3 5 3 3 4"/>
    <style:font-face style:name="Helvetica" svg:font-family="Helvetica" style:font-family-generic="swiss" style:font-pitch="variable" svg:panose-1="2 11 5 4 2 2 2 2 2 4"/>
    <style:font-face style:name="Tahoma" svg:font-family="Tahoma" style:font-family-generic="swiss" style:font-pitch="variable" svg:panose-1="2 11 6 4 3 5 4 4 2 4"/>
    <style:font-face style:name="FreeSans" svg:font-family="FreeSans" style:font-family-generic="swiss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, 'Times New Roman'" svg:font-family="Times, 'Times New Roman'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4" style:parent-style-name="Standard" style:family="paragraph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2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3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4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8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19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20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P23" style:parent-style-name="Standard" style:family="paragraph">
      <style:text-properties fo:language="ru" fo:country="RU" style:language-asian="en" style:country-asian="US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T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T27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28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T30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31" style:parent-style-name="Основнойшрифтабзаца" style:family="text">
      <style:text-properties fo:language="ru" fo:country="RU" style:language-asian="en" style:country-asian="US"/>
    </style:style>
    <style:style style:name="P32" style:parent-style-name="Standard" style:family="paragraph">
      <style:text-properties fo:language="ru" fo:country="RU" style:language-asian="en" style:country-asian="US"/>
    </style:style>
    <style:style style:name="T33" style:parent-style-name="Основнойшрифтабзаца" style:family="text">
      <style:text-properties fo:language="ru" fo:country="RU" style:language-asian="en" style:country-asian="US"/>
    </style:style>
    <style:style style:name="T34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35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P36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37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38" style:parent-style-name="Standard" style:family="paragraph">
      <style:text-properties fo:language="ru" fo:country="RU" style:language-asian="en" style:country-asian="US"/>
    </style:style>
    <style:style style:name="P39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40" style:parent-style-name="Standard" style:family="paragraph">
      <style:text-properties fo:language="ru" fo:country="RU" style:language-asian="en" style:country-asian="US"/>
    </style:style>
    <style:style style:name="T41" style:parent-style-name="Основнойшрифтабзаца" style:family="text">
      <style:text-properties fo:font-weight="bold" style:font-weight-asian="bold" style:font-weight-complex="bold" fo:language="ru" fo:country="RU" style:language-asian="en" style:country-asian="US"/>
    </style:style>
    <style:style style:name="T42" style:parent-style-name="Основнойшрифтабзаца" style:family="text">
      <style:text-properties fo:font-weight="bold" style:font-weight-asian="bold" style:font-weight-complex="bold" fo:language="ru" fo:country="RU" style:language-asian="en" style:country-asian="US"/>
    </style:style>
    <style:style style:name="T43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T44" style:parent-style-name="Основнойшрифтабзаца" style:family="text">
      <style:text-properties fo:font-size="14pt" style:font-size-asian="14pt" style:font-size-complex="14pt" fo:language="ru" fo:country="RU" style:language-asian="en" style:country-asian="US"/>
    </style:style>
    <style:style style:name="P45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46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P54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55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56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57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58" style:parent-style-name="Standard" style:family="paragraph">
      <style:text-properties style:font-name-asian="Liberation Serif" style:font-name-complex="Liberation Serif" fo:language="ru" fo:country="RU" style:language-asian="en" style:country-asian="US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T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T63" style:parent-style-name="Основнойшрифтабзаца" style:family="text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 style:language-asian="en" style:country-asian="US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67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P68" style:parent-style-name="Standard" style:family="paragraph">
      <style:text-properties style:font-name-asian="Liberation Serif" style:font-name-complex="Liberation Serif" fo:font-size="14pt" style:font-size-asian="14pt" style:font-size-complex="14pt" fo:language="ru" fo:country="RU" style:language-asian="en" style:country-asian="US"/>
    </style:style>
    <style:style style:name="TableColumn70" style:family="table-column">
      <style:table-column-properties style:column-width="1.8472in" style:use-optimal-column-width="false"/>
    </style:style>
    <style:style style:name="TableColumn71" style:family="table-column">
      <style:table-column-properties style:column-width="4.85in" style:use-optimal-column-width="false"/>
    </style:style>
    <style:style style:name="Table69" style:family="table">
      <style:table-properties style:width="6.6972in" fo:margin-left="0.038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Содержимоетаблицы" style:family="paragraph">
      <style:paragraph-properties fo:text-align="justify"/>
    </style:style>
    <style:style style:name="TableCell75" style:family="table-cell">
      <style:table-cell-properties fo:border="0.0034in solid #000000" fo:padding-top="0.0381in" fo:padding-left="0.0381in" fo:padding-bottom="0.0381in" fo:padding-right="0.0381in"/>
    </style:style>
    <style:style style:name="P76" style:parent-style-name="Содержимоетаблицы" style:family="paragraph">
      <style:paragraph-properties fo:text-align="justify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Содержимоетаблицы" style:family="paragraph">
      <style:paragraph-properties fo:text-align="justify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Содержимоетаблицы" style:family="paragraph">
      <style:paragraph-properties fo:text-align="justify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Содержимоетаблицы" style:family="paragraph">
      <style:paragraph-properties fo:text-align="justify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Содержимоетаблицы" style:family="paragraph">
      <style:paragraph-properties fo:text-align="justify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P93" style:parent-style-name="Содержимоетаблицы" style:family="paragraph">
      <style:paragraph-properties fo:text-align="justify"/>
    </style:style>
    <style:style style:name="P94" style:parent-style-name="Содержимоетаблицы" style:family="paragraph">
      <style:paragraph-properties fo:text-align="justify"/>
    </style:style>
    <style:style style:name="P95" style:parent-style-name="Содержимоетаблицы" style:family="paragraph">
      <style:paragraph-properties fo:text-align="justify"/>
    </style:style>
    <style:style style:name="P96" style:parent-style-name="Содержимоетаблицы" style:family="paragraph">
      <style:paragraph-properties fo:text-align="justify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Содержимоетаблицы" style:family="paragraph">
      <style:paragraph-properties fo:text-align="justify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P105" style:parent-style-name="Содержимоетаблицы" style:family="paragraph">
      <style:paragraph-properties fo:text-align="justify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Содержимоетаблицы" style:family="paragraph">
      <style:paragraph-properties fo:text-align="justify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2" style:parent-style-name="Содержимоетаблицы" style:family="paragraph">
      <style:paragraph-properties fo:text-align="justify"/>
    </style:style>
    <style:style style:name="P113" style:parent-style-name="Standard" style:family="paragraph">
      <style:text-properties style:language-asian="en" style:country-asian="US"/>
    </style:style>
    <style:style style:name="P114" style:parent-style-name="Standard" style:family="paragraph">
      <style:text-properties style:language-asian="en" style:country-asian="US"/>
    </style:style>
    <style:style style:name="P115" style:parent-style-name="Standard" style:family="paragraph">
      <style:text-properties style:language-asian="en" style:country-asian="US"/>
    </style:style>
    <style:style style:name="P116" style:parent-style-name="Standard" style:family="paragraph">
      <style:text-properties style:language-asian="en" style:country-asian="US"/>
    </style:style>
    <style:style style:name="P117" style:parent-style-name="Standard" style:family="paragraph">
      <style:text-properties style:language-asian="en" style:country-asian="US"/>
    </style:style>
    <style:style style:name="P118" style:parent-style-name="Standard" style:family="paragraph">
      <style:text-properties style:language-asian="en" style:country-asian="US"/>
    </style:style>
    <style:style style:name="P119" style:parent-style-name="Standard" style:family="paragraph">
      <style:text-properties style:language-asian="en" style:country-asian="US"/>
    </style:style>
    <style:style style:name="P120" style:parent-style-name="Standard" style:family="paragraph">
      <style:text-properties style:language-asian="en" style:country-asian="US"/>
    </style:style>
    <style:style style:name="P121" style:parent-style-name="Standard" style:family="paragraph">
      <style:text-properties style:language-asian="en" style:country-asian="US"/>
    </style:style>
    <style:style style:name="P122" style:parent-style-name="Standard" style:family="paragraph">
      <style:text-properties style:language-asian="en" style:country-asian="US"/>
    </style:style>
    <style:style style:name="P123" style:parent-style-name="Standard" style:family="paragraph">
      <style:text-properties style:language-asian="en" style:country-asian="US"/>
    </style:style>
    <style:style style:name="P124" style:parent-style-name="Standard" style:family="paragraph">
      <style:text-properties style:language-asian="en" style:country-asian="US"/>
    </style:style>
    <style:style style:name="P125" style:parent-style-name="Standard" style:family="paragraph">
      <style:text-properties style:language-asian="en" style:country-asian="US"/>
    </style:style>
    <style:style style:name="P126" style:parent-style-name="Standard" style:family="paragraph">
      <style:text-properties style:language-asian="en" style:country-asian="US"/>
    </style:style>
    <style:style style:name="TableColumn128" style:family="table-column">
      <style:table-column-properties style:column-width="1.8472in" style:use-optimal-column-width="false"/>
    </style:style>
    <style:style style:name="TableColumn129" style:family="table-column">
      <style:table-column-properties style:column-width="4.85in" style:use-optimal-column-width="false"/>
    </style:style>
    <style:style style:name="Table127" style:family="table">
      <style:table-properties style:width="6.6972in" fo:margin-left="0.0381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Содержимоетаблицы" style:family="paragraph">
      <style:paragraph-properties fo:text-align="justify"/>
    </style:style>
    <style:style style:name="TableCell133" style:family="table-cell">
      <style:table-cell-properties fo:border="0.0034in solid #000000" fo:padding-top="0.0381in" fo:padding-left="0.0381in" fo:padding-bottom="0.0381in" fo:padding-right="0.0381in"/>
    </style:style>
    <style:style style:name="P134" style:parent-style-name="Содержимоетаблицы" style:family="paragraph">
      <style:paragraph-properties fo:text-align="justify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Содержимоетаблицы" style:family="paragraph">
      <style:paragraph-properties fo:text-align="justify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ableCell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4" style:parent-style-name="Содержимоетаблицы" style:family="paragraph">
      <style:paragraph-properties fo:text-align="justify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Содержимоетаблицы" style:family="paragraph">
      <style:paragraph-properties fo:text-align="justify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9" style:parent-style-name="Содержимоетаблицы" style:family="paragraph">
      <style:paragraph-properties fo:text-align="justify"/>
      <style:text-properties fo:language="ru" fo:country="RU"/>
    </style:style>
    <style:style style:name="P150" style:parent-style-name="Содержимоетаблицы" style:family="paragraph">
      <style:paragraph-properties fo:text-align="justify"/>
      <style:text-properties fo:language="ru" fo:country="RU"/>
    </style:style>
    <style:style style:name="P151" style:parent-style-name="Содержимоетаблицы" style:family="paragraph">
      <style:paragraph-properties fo:text-align="justify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P155" style:parent-style-name="Содержимоетаблицы" style:family="paragraph">
      <style:paragraph-properties fo:text-align="justify"/>
      <style:text-properties fo:language="ru" fo:country="RU"/>
    </style:style>
    <style:style style:name="P156" style:parent-style-name="Содержимоетаблицы" style:family="paragraph">
      <style:paragraph-properties fo:text-align="justify"/>
      <style:text-properties fo:language="ru" fo:country="RU"/>
    </style:style>
    <style:style style:name="P157" style:parent-style-name="Содержимоетаблицы" style:family="paragraph">
      <style:paragraph-properties fo:text-align="justify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Содержимоетаблицы" style:family="paragraph">
      <style:paragraph-properties fo:text-align="justify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Содержимоетаблицы" style:family="paragraph">
      <style:paragraph-properties fo:text-align="justify"/>
      <style:text-properties fo:language="ru" fo:country="RU"/>
    </style:style>
    <style:style style:name="P163" style:parent-style-name="Standard" style:family="paragraph">
      <style:text-properties fo:language="ru" fo:country="RU" style:language-asian="en" style:country-asian="US"/>
    </style:style>
    <style:style style:name="P164" style:parent-style-name="Standard" style:family="paragraph">
      <style:text-properties fo:language="ru" fo:country="RU" style:language-asian="en" style:country-asian="US"/>
    </style:style>
    <style:style style:name="P165" style:parent-style-name="Standard" style:family="paragraph">
      <style:text-properties fo:language="ru" fo:country="RU" style:language-asian="en" style:country-asian="US"/>
    </style:style>
    <style:style style:name="TableColumn167" style:family="table-column">
      <style:table-column-properties style:column-width="1.8472in" style:use-optimal-column-width="false"/>
    </style:style>
    <style:style style:name="TableColumn168" style:family="table-column">
      <style:table-column-properties style:column-width="4.85in" style:use-optimal-column-width="false"/>
    </style:style>
    <style:style style:name="Table166" style:family="table">
      <style:table-properties style:width="6.6972in" fo:margin-left="0.0381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Содержимоетаблицы" style:family="paragraph">
      <style:paragraph-properties fo:text-align="justify"/>
    </style:style>
    <style:style style:name="TableCell172" style:family="table-cell">
      <style:table-cell-properties fo:border="0.0034in solid #000000" fo:padding-top="0.0381in" fo:padding-left="0.0381in" fo:padding-bottom="0.0381in" fo:padding-right="0.0381in"/>
    </style:style>
    <style:style style:name="P173" style:parent-style-name="Содержимоетаблицы" style:family="paragraph">
      <style:paragraph-properties fo:text-align="justify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Содержимоетаблицы" style:family="paragraph">
      <style:paragraph-properties fo:text-align="justify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Содержимоетаблицы" style:family="paragraph">
      <style:paragraph-properties fo:text-align="justify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Содержимоетаблицы" style:family="paragraph">
      <style:paragraph-properties fo:text-align="justify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Содержимоетаблицы" style:family="paragraph">
      <style:paragraph-properties fo:text-align="justify"/>
      <style:text-properties fo:language="ru" fo:country="RU"/>
    </style:style>
    <style:style style:name="P188" style:parent-style-name="Содержимоетаблицы" style:family="paragraph">
      <style:paragraph-properties fo:text-align="justify"/>
      <style:text-properties fo:language="ru" fo:country="RU"/>
    </style:style>
    <style:style style:name="P189" style:parent-style-name="Содержимоетаблицы" style:family="paragraph">
      <style:paragraph-properties fo:text-align="justify"/>
      <style:text-properties fo:language="ru" fo:country="RU"/>
    </style:style>
    <style:style style:name="P190" style:parent-style-name="Содержимоетаблицы" style:family="paragraph">
      <style:paragraph-properties fo:text-align="justify"/>
      <style:text-properties fo:language="ru" fo:country="RU"/>
    </style:style>
    <style:style style:name="P191" style:parent-style-name="Содержимоетаблицы" style:family="paragraph">
      <style:paragraph-properties fo:text-align="justify"/>
    </style:style>
    <style:style style:name="TableRow192" style:family="table-row">
      <style:table-row-properties style:min-row-height="0.6041in"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Содержимоетаблицы" style:family="paragraph">
      <style:paragraph-properties fo:text-align="justify"/>
    </style:style>
    <style:style style:name="TableCell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6" style:parent-style-name="Содержимоетаблицы" style:family="paragraph">
      <style:paragraph-properties fo:text-align="justify"/>
      <style:text-properties fo:language="ru" fo:country="RU"/>
    </style:style>
    <style:style style:name="P197" style:parent-style-name="Standard" style:family="paragraph">
      <style:text-properties fo:language="ru" fo:country="RU" style:language-asian="en" style:country-asian="US"/>
    </style:style>
    <style:style style:name="P198" style:parent-style-name="Standard" style:family="paragraph">
      <style:text-properties fo:language="ru" fo:country="RU" style:language-asian="en" style:country-asian="US"/>
    </style:style>
    <style:style style:name="P199" style:parent-style-name="Standard" style:family="paragraph">
      <style:text-properties fo:language="ru" fo:country="RU" style:language-asian="en" style:country-asian="US"/>
    </style:style>
    <style:style style:name="TableColumn201" style:family="table-column">
      <style:table-column-properties style:column-width="1.8472in" style:use-optimal-column-width="false"/>
    </style:style>
    <style:style style:name="TableColumn202" style:family="table-column">
      <style:table-column-properties style:column-width="4.85in" style:use-optimal-column-width="false"/>
    </style:style>
    <style:style style:name="Table200" style:family="table">
      <style:table-properties style:width="6.6972in" fo:margin-left="0.0381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Содержимоетаблицы" style:family="paragraph">
      <style:paragraph-properties fo:text-align="justify"/>
    </style:style>
    <style:style style:name="TableCell206" style:family="table-cell">
      <style:table-cell-properties fo:border="0.0034in solid #000000" fo:padding-top="0.0381in" fo:padding-left="0.0381in" fo:padding-bottom="0.0381in" fo:padding-right="0.0381in"/>
    </style:style>
    <style:style style:name="P207" style:parent-style-name="Содержимоетаблицы" style:family="paragraph">
      <style:paragraph-properties fo:text-align="justify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Содержимоетаблицы" style:family="paragraph">
      <style:paragraph-properties fo:text-align="justify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Основнойшрифтабзац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T214" style:parent-style-name="Основнойшрифтабзаца" style:family="text">
      <style:text-properties fo:language="ru" fo:country="RU"/>
    </style:style>
    <style:style style:name="TableCell2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6" style:parent-style-name="Содержимоетаблицы" style:family="paragraph">
      <style:paragraph-properties fo:text-align="justify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Содержимоетаблицы" style:family="paragraph">
      <style:paragraph-properties fo:text-align="justify"/>
    </style:style>
    <style:style style:name="TableCell2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1" style:parent-style-name="Содержимоетаблицы" style:family="paragraph">
      <style:paragraph-properties fo:text-align="justify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style:font-name="Times, 'Times New Roman'" style:font-name-asian="Liberation Serif" style:font-name-complex="Times, 'Times New Roman'" fo:language="ru" fo:country="RU"/>
    </style:style>
    <style:style style:name="P224" style:parent-style-name="Содержимоетаблицы" style:family="paragraph">
      <style:paragraph-properties fo:text-align="justify"/>
      <style:text-properties style:font-name="Times, 'Times New Roman'" style:font-name-asian="Liberation Serif" style:font-name-complex="Times, 'Times New Roman'" fo:language="ru" fo:country="RU"/>
    </style:style>
    <style:style style:name="P225" style:parent-style-name="Содержимоетаблицы" style:family="paragraph">
      <style:paragraph-properties fo:text-align="justify"/>
      <style:text-properties style:font-name="Times, 'Times New Roman'" style:font-name-asian="Liberation Serif" style:font-name-complex="Times, 'Times New Roman'" fo:language="ru" fo:country="RU"/>
    </style:style>
    <style:style style:name="P226" style:parent-style-name="Содержимоетаблицы" style:family="paragraph">
      <style:paragraph-properties fo:text-align="justify"/>
      <style:text-properties style:font-name="Times, 'Times New Roman'" style:font-name-asian="Liberation Serif" style:font-name-complex="Times, 'Times New Roman'" fo:language="ru" fo:country="RU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Содержимоетаблицы" style:family="paragraph">
      <style:paragraph-properties fo:text-align="justify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1" style:parent-style-name="Содержимоетаблицы" style:family="paragraph">
      <style:paragraph-properties fo:text-align="justify"/>
      <style:text-properties fo:language="ru" fo:country="RU"/>
    </style:style>
    <style:style style:name="P232" style:parent-style-name="Standard" style:family="paragraph">
      <style:text-properties fo:language="ru" fo:country="RU" style:language-asian="en" style:country-asian="US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 fo:language="ru" fo:country="RU" style:language-asian="en" style:country-asian="US"/>
    </style:style>
    <style:style style:name="P234" style:parent-style-name="Standard" style:family="paragraph">
      <style:text-properties fo:font-size="14pt" style:font-size-asian="14pt" style:font-size-complex="14pt" fo:language="ru" fo:country="RU" style:language-asian="en" style:country-asian="US"/>
    </style:style>
    <style:style style:name="P235" style:parent-style-name="Standard" style:family="paragraph">
      <style:paragraph-properties fo:widows="0" fo:orphans="0" fo:text-align="justify" fo:text-indent="0.3937in"/>
      <style:text-properties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1.</text:span><text:span text:style-name="T3"><text:s/>Введение</text:span></text:p>
      <text:p text:style-name="P4"/>
      <text:p text:style-name="Standard"><text:span text:style-name="T5"><text:tab/></text:span><text:span text:style-name="T6">Целью составления данного Тест Плана является<text:s/></text:span><text:span text:style-name="T7">описание процесса тестирования приложения<text:s/></text:span><text:span text:style-name="T8">ST</text:span><text:span text:style-name="T9">-</text:span><text:span text:style-name="T10">Barbershop</text:span><text:span text:style-name="T11">. Документ позволяет получить представление о мероприятиях по тестированию проекта. Выбор тестирования документации обеспечен тем, что будет пр</text:span><text:span text:style-name="T12">оводиться перекрёстное тестирование проектов: я буду тестировать проект моего напарника, а он — мой. В связи с этим, из-за особенностей проекта, напарник должен иметь непосредственный доступ к системе и её компонентам, что по объективным причинам невозможн</text:span><text:span text:style-name="T13">о, т.к. тестирование проводится дистанционно.</text:span></text:p>
      <text:p text:style-name="Standard"><text:span text:style-name="T14"><text:tab/>Целью тестирования приложения<text:s/></text:span><text:span text:style-name="T15">ST</text:span><text:span text:style-name="T16">-</text:span><text:span text:style-name="T17">Barbershop</text:span><text:span text:style-name="T18"><text:s/>является проверка корректной работы его функциональностей, удобства приложения для пользователя,а также выявления пожеланий пользователя по расширению или исправлени</text:span><text:span text:style-name="T19">ю существующих функционалов.<text:s/></text:span><text:span text:style-name="T20">В процессе тестирования также должна быть проверена правильность <text:s/>взаимодействия ST-Barbershop</text:span><text:span text:style-name="T21"><text:s/></text:span><text:span text:style-name="T22">с другими подсистемами.</text:span></text:p>
      <text:p text:style-name="P23"/>
      <text:p text:style-name="P24">2. Объект тестирования</text:p>
      <text:p text:style-name="P25"/>
      <text:p text:style-name="Standard"><text:span text:style-name="T26"><text:tab/></text:span><text:span text:style-name="T27">Проект представляет собой сайт для парикмахерской, на котором клиент может записа</text:span><text:span text:style-name="T28">ться на стрижку к определенному парикмахеру, завести личный кабинет и получать уведомления. Для парикмахеров на сайте предусмотрено расписание, в которое они могут добавлять клиентов.</text:span></text:p>
      <text:p text:style-name="P29"/>
      <text:p text:style-name="Standard"><text:span text:style-name="T30">Основными компонентами системы являются:</text:span><text:span text:style-name="T31"><text:tab/></text:span></text:p>
      <text:p text:style-name="P32"><text:tab/><text:tab/></text:p>
      <text:p text:style-name="Standard"><text:span text:style-name="T33"><text:tab/></text:span><text:span text:style-name="T34">- Личный кабинет пользоав</text:span><text:span text:style-name="T35">теля.</text:span></text:p>
      <text:p text:style-name="P36"><text:tab/>- Расписание для парикмахеров с информацией о клиенте.</text:p>
      <text:p text:style-name="P37"><text:tab/>- Запись на прием в удобное для клиента время к выбранному парикмахеру.</text:p>
      <text:p text:style-name="P38"/>
      <text:p text:style-name="P39">Система должна обладать следующими атрибутами качества:</text:p>
      <text:p text:style-name="P40"/>
      <text:p text:style-name="Standard"><text:span text:style-name="T41"><text:s/></text:span><text:span text:style-name="T42"><text:tab/></text:span><text:span text:style-name="T43">-Эффективность, система должна быть энергоэффективной,<text:s/></text:span><text:span text:style-name="T44">потреблять мало вычислительных ресурсов, <text:s/>запросы от клиентов обрабатываются быстро.</text:span></text:p>
      <text:p text:style-name="P45"><text:tab/>-Мобильностью, система должна быть легко адаптирована к другой платформе, легко устанавливаться и замещаться.</text:p>
      <text:p text:style-name="P46"><text:tab/>-Надёжность, система должна быть доступной, готовой к применению, обладать устойчивостью к дефектам, является логически завершённой и быть легко восстанавливаемой.</text:p>
      <text:p text:style-name="P47"/>
      <text:p text:style-name="P48"/>
      <text:p text:style-name="P49"/>
      <text:p text:style-name="P50"/>
      <text:p text:style-name="P51"/>
      <text:soft-page-break/>
      <text:p text:style-name="P52">3. Риски</text:p>
      <text:p text:style-name="P53"/>
      <text:p text:style-name="P54">Главными рисками являются:</text:p>
      <text:p text:style-name="P55"/>
      <text:p text:style-name="P56"><text:tab/>1. Отсутствие интернет-соединения.</text:p>
      <text:p text:style-name="P57"><text:tab/>2. Пропадание электропитания со стороны сервера.</text:p>
      <text:p text:style-name="P58"/>
      <text:p text:style-name="P59"/>
      <text:p text:style-name="P60">4. Аспекты<text:s/>тестирования</text:p>
      <text:p text:style-name="P61"/>
      <text:p text:style-name="Standard"><text:span text:style-name="T62"><text:tab/></text:span><text:span text:style-name="T63">Будет проводиться тестирование документации, т.е. соответствие системы заявленным требованиям.</text:span></text:p>
      <text:p text:style-name="P64"/>
      <text:p text:style-name="P65">5. Подходы к тестированию</text:p>
      <text:p text:style-name="P66"/>
      <text:p text:style-name="P67"><text:tab/>Для проверки возможностей работы системы с различными браузерами будут использоваться различные браузеры для персональных компьютеров и мобильных устройств и, путём обращения к системе через них, проверятся корректность обработки запросов и отображения информации.</text:p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Идентификатор (ID)</text:p>
          </table:table-cell>
          <table:table-cell table:style-name="TableCell75">
            <text:p text:style-name="P76">01</text:p>
          </table:table-cell>
        </table:table-row>
        <table:table-row table:style-name="TableRow77">
          <table:table-cell table:style-name="TableCell78">
            <text:p text:style-name="P79"><text:span text:style-name="T80">Назначение (название / описание) (</text:span>Purpose<text:span text:style-name="T81"><text:s/>/<text:s/></text:span>Title<text:span text:style-name="T82"><text:s/>/<text:s/></text:span>Description<text:span text:style-name="T83">)</text:span></text:p>
          </table:table-cell>
          <table:table-cell table:style-name="TableCell84">
            <text:p text:style-name="P85">Проверка<text:s/>правильности установки приложения</text:p>
          </table:table-cell>
        </table:table-row>
        <table:table-row table:style-name="TableRow86">
          <table:table-cell table:style-name="TableCell87">
            <text:p text:style-name="P88">Сценарий(Scenario / Instructions)</text:p>
          </table:table-cell>
          <table:table-cell table:style-name="TableCell89">
            <text:p text:style-name="P90"><text:span text:style-name="T91">- Установить<text:s/></text:span>Ruby<text:span text:style-name="T92"><text:s/>на локальный компьютер.</text:span></text:p>
            <text:p text:style-name="P93">- Установить framework Ruby on Rails.</text:p>
            <text:p text:style-name="P94">- Установить базу данных PostgreSQL.</text:p>
            <text:p text:style-name="P95">- Создать stbarbershop_development в PostgreSQL.</text:p>
            <text:p text:style-name="P96"><text:span text:style-name="T97">- Зайти в папку<text:s/></text:span><text:span text:style-name="T98">приложения и запустить<text:s/></text:span>bundle<text:span text:style-name="T99"><text:s/></text:span>install<text:span text:style-name="T100">.</text:span></text:p>
            <text:p text:style-name="P101"><text:span text:style-name="T102">- Запустить локальный сервер командой<text:s/></text:span>rails<text:span text:style-name="T103"><text:s/></text:span>s<text:span text:style-name="T104">.</text:span></text:p>
            <text:p text:style-name="P105"><text:span text:style-name="T106">- Открыть браузер по адресу<text:s/></text:span>lochalhost<text:span text:style-name="T107">:3000.</text:span></text:p>
          </table:table-cell>
        </table:table-row>
        <table:table-row table:style-name="TableRow108">
          <table:table-cell table:style-name="TableCell109">
            <text:p text:style-name="P110">Ожидаемый результат (Expected Result)</text:p>
          </table:table-cell>
          <table:table-cell table:style-name="TableCell111">
            <text:p text:style-name="P112">Появление главной страницы сайта.</text:p>
          </table:table-cell>
        </table:table-row>
      </table:table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soft-page-break/>
            <text:p text:style-name="P132">Идентификатор (ID)</text:p>
          </table:table-cell>
          <table:table-cell table:style-name="TableCell133">
            <text:p text:style-name="P134">02</text:p>
          </table:table-cell>
        </table:table-row>
        <table:table-row table:style-name="TableRow135">
          <table:table-cell table:style-name="TableCell136">
            <text:p text:style-name="P137"><text:span text:style-name="T138">Назначение<text:s/></text:span><text:span text:style-name="T139">(название / описание) (</text:span>Purpose<text:span text:style-name="T140"><text:s/>/<text:s/></text:span>Title<text:span text:style-name="T141"><text:s/>/<text:s/></text:span>Description<text:span text:style-name="T142">)</text:span></text:p>
          </table:table-cell>
          <table:table-cell table:style-name="TableCell143">
            <text:p text:style-name="P144">Регистрация на сайте.</text:p>
          </table:table-cell>
        </table:table-row>
        <table:table-row table:style-name="TableRow145">
          <table:table-cell table:style-name="TableCell146">
            <text:p text:style-name="P147">Сценарий(Scenario / Instructions)</text:p>
          </table:table-cell>
          <table:table-cell table:style-name="TableCell148">
            <text:p text:style-name="P149">1. Нажать в навигационном меню кнопку “Войти”.</text:p>
            <text:p text:style-name="P150">2. Выбрать пункт зарегистрироваться.</text:p>
            <text:p text:style-name="P151"><text:span text:style-name="T152">3. Ввести свой<text:s/></text:span>e<text:span text:style-name="T153">-</text:span>mail<text:span text:style-name="T154"><text:s/>адресс, имя, пароль.</text:span></text:p>
            <text:p text:style-name="P155">4. Подтвердить<text:s/>форму.</text:p>
            <text:p text:style-name="P156">5. Нажать на свой ник-нэйм в правом верхнем углу.</text:p>
            <text:p text:style-name="P157">6. Перейти в личный кабинет.</text:p>
          </table:table-cell>
        </table:table-row>
        <table:table-row table:style-name="TableRow158">
          <table:table-cell table:style-name="TableCell159">
            <text:p text:style-name="P160">Ожидаемый результат (Expected Result)</text:p>
          </table:table-cell>
          <table:table-cell table:style-name="TableCell161">
            <text:p text:style-name="P162">Появление записи об успешной регистрации на сайте.</text:p>
          </table:table-cell>
        </table:table-row>
      </table:table>
      <text:p text:style-name="P163"/>
      <text:p text:style-name="P164"/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Идентификатор (ID)</text:p>
          </table:table-cell>
          <table:table-cell table:style-name="TableCell172">
            <text:p text:style-name="P173">03</text:p>
          </table:table-cell>
        </table:table-row>
        <table:table-row table:style-name="TableRow174">
          <table:table-cell table:style-name="TableCell175">
            <text:p text:style-name="P176"><text:span text:style-name="T177">Назначение (название / описание) (</text:span>Purpose<text:span text:style-name="T178"><text:s/>/<text:s/></text:span>Title<text:span text:style-name="T179"><text:s/>/<text:s/></text:span>Description<text:span text:style-name="T180">)</text:span></text:p>
          </table:table-cell>
          <table:table-cell table:style-name="TableCell181">
            <text:p text:style-name="P182">Онлайн запись на стрижку.</text:p>
          </table:table-cell>
        </table:table-row>
        <table:table-row table:style-name="TableRow183">
          <table:table-cell table:style-name="TableCell184">
            <text:p text:style-name="P185">Сценарий(Scenario / Instructions)</text:p>
          </table:table-cell>
          <table:table-cell table:style-name="TableCell186">
            <text:p text:style-name="P187">1. На главной странице нажать кнопку “Записаться”.</text:p>
            <text:p text:style-name="P188">2. Появится форма, состоящая из 2х этапов.</text:p>
            <text:p text:style-name="P189">3. На 1м этапе ввести свои данные(телефон, имя)</text:p>
            <text:p text:style-name="P190">4. На 2м этапе выбрать время и парикмахера(необязательно)</text:p>
            <text:p text:style-name="P191">5. Подтверить свой выбор.</text:p>
          </table:table-cell>
        </table:table-row>
        <table:table-row table:style-name="TableRow192">
          <table:table-cell table:style-name="TableCell193">
            <text:p text:style-name="P194">Ожидаемый результат (Expected Result)</text:p>
          </table:table-cell>
          <table:table-cell table:style-name="TableCell195">
            <text:p text:style-name="P196">Появлении уведомления об успешной записи на прием.</text:p>
          </table:table-cell>
        </table:table-row>
      </table:table>
      <text:p text:style-name="P197"/>
      <text:p text:style-name="P198"/>
      <text:p text:style-name="P199"/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Идентификатор (ID)</text:p>
          </table:table-cell>
          <table:table-cell table:style-name="TableCell206">
            <text:p text:style-name="P207">04</text:p>
          </table:table-cell>
        </table:table-row>
        <table:table-row table:style-name="TableRow208">
          <table:table-cell table:style-name="TableCell209">
            <text:p text:style-name="P210"><text:span text:style-name="T211">Назначение (название / описание) (</text:span>Purpose<text:span text:style-name="T212"><text:s/>/<text:s/></text:span>Title<text:span text:style-name="T213"><text:s/>/<text:s/></text:span>Description<text:span text:style-name="T214">)</text:span></text:p>
          </table:table-cell>
          <table:table-cell table:style-name="TableCell215">
            <text:p text:style-name="P216">Добавление клиентов в<text:s/>расписание</text:p>
          </table:table-cell>
        </table:table-row>
        <table:table-row table:style-name="TableRow217">
          <table:table-cell table:style-name="TableCell218">
            <text:p text:style-name="P219">Сценарий(Scenario / Instructions)</text:p>
          </table:table-cell>
          <table:table-cell table:style-name="TableCell220">
            <text:p text:style-name="P221"><text:span text:style-name="T222">1</text:span><text:span text:style-name="T223">. В личном кабинете перейти в боковом меню во вкладку «Расписание»</text:span></text:p>
            <text:p text:style-name="P224">2. Выбрать в появившемся расписании день, в который нужно записать клиента.</text:p>
            <text:p text:style-name="P225">3. Нажав на ячейку появляется окно, куда вы вводите данные о клиенте (имя, телефон)</text:p>
            <text:p text:style-name="P226">4. Подтверждение записи о добавлении клиента.</text:p>
          </table:table-cell>
        </table:table-row>
        <table:table-row table:style-name="TableRow227">
          <table:table-cell table:style-name="TableCell228">
            <text:p text:style-name="P229">Ожидаемый результат (Expected Result)</text:p>
          </table:table-cell>
          <table:table-cell table:style-name="TableCell230">
            <text:p text:style-name="P231">Появление уведомления об успешном добавлении клиента. Обновление расписания в базе данных.</text:p>
          </table:table-cell>
        </table:table-row>
      </table:table>
      <text:p text:style-name="P232"/>
      <text:p text:style-name="P233"><text:tab/></text:p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ms Rmn" svg:font-family="Tms Rmn" style:font-family-generic="roman" style:font-pitch="variable" svg:panose-1="2 2 6 3 4 5 5 2 3 4"/>
    <style:font-face style:name="Book Antiqua" svg:font-family="Book Antiqua" style:font-family-generic="roman" style:font-pitch="variable" svg:panose-1="2 4 6 2 5 3 5 3 3 4"/>
    <style:font-face style:name="Helvetica" svg:font-family="Helvetica" style:font-family-generic="swiss" style:font-pitch="variable" svg:panose-1="2 11 5 4 2 2 2 2 2 4"/>
    <style:font-face style:name="Tahoma" svg:font-family="Tahoma" style:font-family-generic="swiss" style:font-pitch="variable" svg:panose-1="2 11 6 4 3 5 4 4 2 4"/>
    <style:font-face style:name="FreeSans" svg:font-family="FreeSans" style:font-family-generic="swiss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, 'Times New Roman'" svg:font-family="Times, 'Times New Roman'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0pt" style:font-size-asian="10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weight="normal" style:font-weight-asian="normal"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panyName" style:display-name="CompanyName" style:family="paragraph" style:parent-style-name="Standard">
      <style:paragraph-properties fo:text-align="end"/>
      <style:text-properties style:font-name="Arial" style:font-name-complex="Arial" fo:font-weight="bold" style:font-weight-asian="bold" fo:font-size="18pt" style:font-size-asian="18pt" fo:hyphenate="false"/>
    </style:style>
    <style:style style:name="Project" style:display-name="Project" style:family="paragraph" style:parent-style-name="Standard">
      <style:paragraph-properties fo:text-align="end"/>
      <style:text-properties style:font-name="Arial" style:font-name-complex="Arial" fo:font-weight="bold" style:font-weight-asian="bold" fo:font-size="18pt" style:font-size-asian="18pt" fo:hyphenate="false"/>
    </style:style>
    <style:style style:name="Текст" style:display-name="Текст" style:family="paragraph" style:parent-style-name="Standard">
      <style:text-properties style:font-name="Courier New" style:font-name-complex="Courier New"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Основнойтекст" style:display-name="Основной текст" style:family="paragraph">
      <style:paragraph-properties fo:keep-together="always" fo:margin-bottom="0.0833in" style:line-height-at-least="0.1527in"/>
      <style:text-properties style:font-name="Times New Roman" style:font-name-asian="Times New Roman" style:font-name-complex="Times New Roman" fo:font-size="10pt" style:font-size-asian="10pt" style:font-size-complex="10pt" fo:language="en" fo:country="GB" style:language-complex="ar" style:country-complex="SA" fo:hyphenate="false"/>
    </style:style>
    <style:style style:name="Hierarchy" style:display-name="Hierarchy" style:family="paragraph" style:parent-style-name="Standard">
      <style:paragraph-properties fo:margin-bottom="0.0833in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style:font-name-complex="Tms Rmn" fo:hyphenate="false"/>
    </style:style>
    <style:style style:name="Дата" style:display-name="Дата" style:family="paragraph" style:parent-style-name="Standard">
      <style:text-properties fo:hyphenate="false"/>
    </style:style>
    <style:style style:name="RevisionHist" style:display-name="RevisionHist" style:family="paragraph" style:parent-style-name="Standard"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InfoBlue" style:display-name="InfoBlue" style:family="paragraph" style:parent-style-name="Standard" style:next-style-name="Textbody" style:list-style-name="WW8Num11">
      <style:paragraph-properties fo:margin-bottom="0.0833in"/>
      <style:text-properties fo:language="ru" fo:country="RU" fo:hyphenate="false"/>
    </style:style>
    <style:style style:name="Bullet" style:display-name="Bullet" style:family="paragraph" style:parent-style-name="Standard" style:list-style-name="WW8Num9">
      <style:paragraph-properties fo:text-align="justify" fo:margin-top="0.0833in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Body" style:display-name="Body" style:family="paragraph" style:parent-style-name="Standard">
      <style:paragraph-properties fo:text-align="justify" fo:margin-top="0.0833in"/>
      <style:text-properties style:font-name="Book Antiqua" style:font-name-complex="Book Antiqua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Основнойтекст2" style:display-name="Основной текст 2" style:family="paragraph" style:parent-style-name="Standard">
      <style:text-properties fo:font-style="italic" style:font-style-asian="italic" fo:color="#0000FF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margin-left="1.5625in">
        <style:tab-stops/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margin-left="1.0625in">
        <style:tab-stops/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/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Схемадокумента" style:display-name="Схема документа" style:family="paragraph" style:parent-style-name="Standard">
      <style:text-properties style:font-name="Tahoma" style:font-name-complex="Tahoma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Обычныйотступ" style:display-name="Обычный отступ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" style:display-name="Содержимое таблицы" style:family="paragraph" style:parent-style-name="Standard">
      <style:paragraph-properties text:number-lines="false"/>
      <style:text-properties fo:hyphenate="false"/>
    </style:style>
    <style:style style:name="Цитата" style:display-name="Цитата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Название" style:display-name="Название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IndexLink" style:display-name="Index Link" style:family="text"/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CommentReference" style:display-name="Comment Reference" style:family="text" style:parent-style-name="Основнойшрифтабзаца">
      <style:text-properties fo:font-size="8pt" style:font-size-asian="8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Основнойшрифтабзаца">
      <style:text-properties style:text-position="super 65%" fo:font-size="10pt" style:font-size-asian="10pt"/>
    </style:style>
    <style:style style:name="Номерстраницы" style:display-name="Номер страницы" style:family="text" style:parent-style-name="Основнойшрифтабзаца"/>
    <style:style style:name="WW8Num17z2" style:display-name="WW8Num17z2" style:family="text">
      <style:text-properties style:font-name="Wingdings" style:font-name-complex="Wingdings"/>
    </style:style>
    <style:style style:name="WW8Num17z1" style:display-name="WW8Num17z1" style:family="text">
      <style:text-properties style:font-name="Courier New" style:font-name-complex="Courier New"/>
    </style:style>
    <style:style style:name="WW8Num17z0" style:display-name="WW8Num17z0" style:family="text">
      <style:text-properties style:font-name="Symbol" style:font-name-complex="Symbol"/>
    </style:style>
    <style:style style:name="WW8Num16z3" style:display-name="WW8Num16z3" style:family="text">
      <style:text-properties style:font-name="Symbol" style:font-name-complex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0" style:display-name="WW8Num16z0" style:family="text">
      <style:text-properties style:font-name="Wingdings" style:font-name-complex="Wingdings"/>
    </style:style>
    <style:style style:name="WW8Num15z3" style:display-name="WW8Num15z3" style:family="text">
      <style:text-properties style:font-name="Symbol" style:font-name-complex="Symbol"/>
    </style:style>
    <style:style style:name="WW8Num15z1" style:display-name="WW8Num15z1" style:family="text">
      <style:text-properties style:font-name="Courier New" style:font-name-complex="Courier New"/>
    </style:style>
    <style:style style:name="WW8Num15z0" style:display-name="WW8Num15z0" style:family="text">
      <style:text-properties style:font-name="Wingdings" style:font-name-complex="Wingdings"/>
    </style:style>
    <style:style style:name="WW8Num14z0" style:display-name="WW8Num14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1z3" style:display-name="WW8Num11z3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0" style:display-name="WW8Num11z0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WW8Num10z3" style:display-name="WW8Num10z3" style:family="text">
      <style:text-properties style:font-name="Symbol" style:font-name-complex="Symbol"/>
    </style:style>
    <style:style style:name="WW8Num10z0" style:display-name="WW8Num10z0" style:family="text">
      <style:text-properties style:font-name="Wingdings" style:font-name-complex="Wingdings" fo:language="ru" fo:country="RU"/>
    </style:style>
    <style:style style:name="WW8Num9z0" style:display-name="WW8Num9z0" style:family="text">
      <style:text-properties style:font-name="Helvetica" style:font-name-complex="Helvetica" fo:font-size="8pt" style:font-size-asian="8pt"/>
    </style:style>
    <style:style style:name="WW8Num8z3" style:display-name="WW8Num8z3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0" style:display-name="WW8Num8z0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5z8" style:display-name="WW8Num5z8" style:family="text"/>
    <style:style style:name="WW8Num5z7" style:display-name="WW8Num5z7" style:family="text"/>
    <style:style style:name="WW8Num5z6" style:display-name="WW8Num5z6" style:family="text"/>
    <style:style style:name="WW8Num5z5" style:display-name="WW8Num5z5" style:family="text"/>
    <style:style style:name="WW8Num5z4" style:display-name="WW8Num5z4" style:family="text"/>
    <style:style style:name="WW8Num5z3" style:display-name="WW8Num5z3" style:family="text"/>
    <style:style style:name="WW8Num5z2" style:display-name="WW8Num5z2" style:family="text"/>
    <style:style style:name="WW8Num5z1" style:display-name="WW8Num5z1" style:family="text"/>
    <style:style style:name="WW8Num5z0" style:display-name="WW8Num5z0" style:family="text"/>
    <style:style style:name="WW8Num4z0" style:display-name="WW8Num4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2z4" style:display-name="WW8Num2z4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1" style:display-name="WW8Num2z1" style:family="text">
      <style:text-properties style:font-name="Times New Roman" style:font-name-asian="Times New Roman" style:font-name-complex="Times New Roman"/>
    </style:style>
    <style:style style:name="WW8Num2z0" style:display-name="WW8Num2z0" style:family="text">
      <style:text-properties style:font-name="Symbol" style:font-name-complex="Symbol"/>
    </style:style>
    <style:style style:name="WW8Num1z8" style:display-name="WW8Num1z8" style:family="text"/>
    <style:style style:name="WW8Num1z7" style:display-name="WW8Num1z7" style:family="text"/>
    <style:style style:name="WW8Num1z6" style:display-name="WW8Num1z6" style:family="text"/>
    <style:style style:name="WW8Num1z5" style:display-name="WW8Num1z5" style:family="text"/>
    <style:style style:name="WW8Num1z4" style:display-name="WW8Num1z4" style:family="text"/>
    <style:style style:name="WW8Num1z3" style:display-name="WW8Num1z3" style:family="text"/>
    <style:style style:name="WW8Num1z2" style:display-name="WW8Num1z2" style:family="text"/>
    <style:style style:name="WW8Num1z1" style:display-name="WW8Num1z1" style:family="text"/>
    <style:style style:name="WW8Num1z0" style:display-name="WW8Num1z0" style:family="text"/>
    <style:style style:name="WW8Num2z8" style:display-name="WW8Num2z8" style:family="text"/>
    <style:style style:name="WW8Num2z7" style:display-name="WW8Num2z7" style:family="text"/>
    <style:style style:name="WW8Num2z6" style:display-name="WW8Num2z6" style:family="text"/>
    <style:style style:name="WW8Num2z5" style:display-name="WW8Num2z5" style:family="text"/>
    <style:style style:name="WW8Num2z3" style:display-name="WW8Num2z3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Times New Roman" style:font-name-asian="Times New Roman" style:font-name-complex="Times New Roman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-">
        <style:list-level-properties/>
        <style:text-properties style:font-name="Times New Roman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">
        <style:list-level-properties/>
        <style:text-properties style:font-name="Wingdings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Helvetica" style:font-name-complex="Helvetica" fo:font-size="8pt" style:font-size-asian="8pt"/>
    </style:style>
    <text:list-style style:name="WW8Num9" style:display-name="WW8Num9">
      <text:list-level-style-number text:level="1" text:style-name="WW_CharLFO9LVL1" style:num-prefix="?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Wingdings" style:font-name-complex="Wingdings" fo:language="ru" fo:country="RU"/>
    </style:style>
    <style:style style:name="WW_CharLFO10LVL2" style:family="text">
      <style:text-properties style:font-name="Wingdings" style:font-name-complex="Wingdings" fo:language="ru" fo:country="RU"/>
    </style:style>
    <style:style style:name="WW_CharLFO10LVL3" style:family="text">
      <style:text-properties style:font-name="Wingdings" style:font-name-complex="Wingdings" fo:language="ru" fo:country="RU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 fo:language="ru" fo:country="RU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 fo:language="ru" fo:country="RU"/>
    </style:style>
    <text:list-style style:name="WW8Num10" style:display-name="WW8Num10">
      <text:list-level-style-bullet text:level="1" text:style-name="WW_CharLFO10LVL1" text:bullet-char="">
        <style:list-level-properties/>
        <style:text-properties style:font-name="Wingdings"/>
      </text:list-level-style-bullet>
      <text:list-level-style-bullet text:level="2" text:style-name="WW_CharLFO10LVL2" text:bullet-char="">
        <style:list-level-properties/>
        <style:text-properties style:font-name="Wingdings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Wingdings" style:font-name-complex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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">
        <style:list-level-properties/>
        <style:text-properties style:font-name="Wingdings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">
        <style:list-level-properties/>
        <style:text-properties style:font-name="Wingdings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livaiko Vladimir</meta:initial-creator>
    <dc:creator>Vladimir</dc:creator>
    <meta:creation-date>2016-12-02T13:50:00Z</meta:creation-date>
    <dc:date>2016-12-24T22:13:00Z</dc:date>
    <meta:print-date>2016-12-24T22:12:00Z</meta:print-date>
    <meta:template xlink:href="Normal.dotm" xlink:type="simple"/>
    <meta:editing-cycles>1</meta:editing-cycles>
    <meta:editing-duration>PT1920S</meta:editing-duration>
    <meta:document-statistic meta:page-count="3" meta:paragraph-count="8" meta:word-count="672" meta:character-count="4500" meta:row-count="31" meta:non-whitespace-character-count="3836"/>
  </office:meta>
</office:document-meta>
</file>